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7D0000249100001D46F7C55B5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493in" fo:margin-left="0in" table:align="left" style:writing-mode="lr-tb"/>
    </style:style>
    <style:style style:name="Table1.A" style:family="table-column">
      <style:table-column-properties style:column-width="1.2632in"/>
    </style:style>
    <style:style style:name="Table1.B" style:family="table-column">
      <style:table-column-properties style:column-width="1.4951in"/>
    </style:style>
    <style:style style:name="Table1.C" style:family="table-column">
      <style:table-column-properties style:column-width="1.4944in"/>
    </style:style>
    <style:style style:name="Table1.D" style:family="table-column">
      <style:table-column-properties style:column-width="1.4965in"/>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Heading_20_2">
      <style:paragraph-properties fo:margin-top="0in" fo:margin-bottom="0.0972in" fo:orphans="2" fo:widows="2"/>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3">
      <style:paragraph-properties fo:margin-top="0in" fo:margin-bottom="0.0693in" fo:orphans="2" fo:widows="2"/>
    </style:style>
    <style:style style:name="P21" style:family="paragraph" style:parent-style-name="Heading_20_3">
      <style:paragraph-properties fo:margin-top="0.0417in" fo:margin-bottom="0.0693in" fo:orphans="2" fo:widows="2"/>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text:display="none"/>
    </style:style>
    <style:style style:name="T5"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6.4996in" svg:height="0.135in" svg:x="-2in" svg:y="0in">
        <draw:image xlink:href="Pictures/20000007000025F9000000C9F0140E06.wmf" xlink:type="simple" xlink:show="embed" xlink:actuate="onLoad">
          <text:p/>
        </draw:image>
      </draw:frame>
      <draw:frame text:anchor-type="page" text:anchor-page-number="1" draw:z-index="2" draw:name="Picture 67"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 draw:name="Picture 68"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4" draw:name="Picture 69"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5" draw:name="Picture 70"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6" draw:name="Picture 71"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7" draw:name="Picture 72"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8" draw:name="Picture 73"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9" draw:name="Picture 74"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0" draw:name="Picture 75"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1" draw:name="Picture 76"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2" draw:name="Picture 77"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3" draw:name="Picture 78"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4" draw:name="Picture 79" draw:style-name="gr2" draw:text-style-name="P22" svg:width="2.7913in" svg:height="0.135in" svg:x="-2in" svg:y="0in">
        <draw:image xlink:href="Pictures/2000000700000FB5000000C94FDA4EAC.wmf" xlink:type="simple" xlink:show="embed" xlink:actuate="onLoad">
          <text:p/>
        </draw:image>
      </draw:frame>
      <text:h text:style-name="P19" text:outline-level="1">Overview</text:h>
      <text:p text:style-name="P13"><text:bookmark text:name="_GoBack"/><draw:frame draw:style-name="fr2" draw:name="graphics1" text:anchor-type="as-char" svg:width="6.5in" svg:height="0.1346in" draw:z-index="16"><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1"><draw:image xlink:href="Pictures/2000000700000FB5000000C94FDA4EAC.wmf" xlink:type="simple" xlink:show="embed" xlink:actuate="onLoad"/></draw:frame></text:p>
      <text:h text:style-name="P18" text:outline-level="2">Definitions</text:h>
      <text:h text:style-name="P20"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object database, a single row of a relational database, the result of a relational database query consisting of several rows, a merging of data from several tables in a relational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relational mapping tool, embedded object database, or enterprise object database).</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PersistenceCapable contract, which includes implementing the javax.jdo.spi.PersistenceCapable contract, as well as adding other methods including static registration methods. This contract enables management of classes including transparent loading and storing of the fields of their persistent instances. A JDO enhancer, or byte code enhancer, is a <text:soft-page-break/>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PersistenceCapable contract. These include preprocessing or code generation. If one of these alternatives is used instead of byte code enhancement, the <text:span text:style-name="T1">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6"><text:bookmark text:name="X-10603799"/>Binary Compatibility</text:p>
      <text:p text:style-name="P16">A JDO implementation may optionally choose to support binary compatibility with other JDO implementations by supporting the PersistenceCapable contract for persistence-capable classes. If it does, then enhanced classes produced by another implementation or by the reference enhancer must be supported according to the following requirements.</text:p>
      <text:p text:style-name="P10">•<text:span text:style-name="T2"><text:tab/></text:span><text:span text:style-name="Assertion">A2.1.1-1 [</text:span>classes enhanced by the reference enhancer must be usable by any JDO compliant implementation that supports BinaryCompatibility<text:span text:style-name="Assertion">]</text:span>; </text:p>
      <text:p text:style-name="P10">•<text:span text:style-name="T2"><text:tab/></text:span><text:span text:style-name="Assertion">A2.1.1-2 [</text:span>classes enhanced by a JDO compliant implementation must be usable by the reference implementation<text:span text:style-name="Assertion">]</text:span>; and </text:p>
      <text:p text:style-name="P10">•<text:span text:style-name="T2"><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a xlink:type="simple" xlink:href="#R-1041064">Skip to </text:a><text:a xlink:type="simple" xlink:href="#R-1041064"><text:bookmark-ref text:reference-format="text" text:ref-name="-1041064N">Error: Reference source not found</text:bookmark-ref></text:a><text:a xlink:type="simple" xlink:href="#R-1041064"> Rationale.</text:a></text:p>
      <text:h text:style-name="P21" text:outline-level="3"><text:bookmark text:name="R-1036161"/><text:soft-page-break/>JDO in a managed environment</text:h>
      <text:p text:style-name="P16">This discussion provides a bridge to the Connector architecture, which JDO uses for transaction and connection management in application server environments.</text:p>
      <text:p text:style-name="P4"><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relational database system;</text:p>
      <text:p text:style-name="P10">•<text:tab/>object database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Connection</text:p>
      <text:p text:style-name="P16">A connection provides connectivity to a resource manager. It enables an application client to connect to a resource manager, perform transactions, and access services provided by that resource manager. A connection can be either transactional or non-transactional. Examples include a database connection and a SAP R/3 connection.</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Message-driven Beans</text:p>
      <text:p text:style-name="P16">Message-driven beans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a xlink:type="simple" xlink:href="#_blank">[see Appendix A reference ]1</text:a>, Java Server Pages (JSP), and Servlets specifications.</text:p>
      <text:p text:style-name="P14"><draw:frame draw:style-name="fr2" draw:name="2" text:anchor-type="as-char" svg:width="2.7917in" svg:height="0.1346in" draw:z-index="0"><draw:image xlink:href="Pictures/2000000700000FB5000000C94FDA4EAC.wmf" xlink:type="simple" xlink:show="embed" xlink:actuate="onLoad"/></draw:frame></text:p>
      <text:h text:style-name="P18" text:outline-level="2"><text:bookmark text:name="R-1041064"/>Rationale</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text:a xlink:type="simple" xlink:href="#R-1024561"><text:bookmark-ref text:reference-format="text" text:ref-name="-1024561S">Error: Reference source not found</text:bookmark-ref></text:a><text:a xlink:type="simple" xlink:href="#R-1024561"> on 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0"><draw:image xlink:href="Pictures/20000007000025F9000000C9F0140E06.wmf" xlink:type="simple" xlink:show="embed" xlink:actuate="onLoad"/></draw:frame></text:p>
      <text:p text:style-name="P17"><text:span text:style-name="T3"><text:tab/></text:span><text:bookmark text:name="R-1024561S"/><text:span text:style-name="T3">Figure 1.0<text:tab/></text:span><text:bookmark text:name="R-1024561"/><text:span text:style-name="T3">Standard plug-and-play between application programs and EISes using JDO</text:span><text:span text:style-name="T4">31</text:span></text:p>
      <text:p text:style-name="P14"><draw:frame draw:style-name="fr1" draw:name="Frame1" text:anchor-type="paragraph" svg:x="-0.0008in" svg:y="-0.0008in" fo:min-width="0.0161in" draw:z-index="15"><draw:text-box fo:min-height="0.0161in"><text:p text:style-name="P1"><draw:frame draw:style-name="fr2" draw:name="4" text:anchor-type="as-char" svg:width="6.5in" svg:height="5.2083in" draw:z-index="0"><draw:image xlink:href="Pictures/2000007D0000249100001D46F7C55B56.wmf" xlink:type="simple" xlink:show="embed" xlink:actuate="onLoad"/></draw:frame></text:p></draw:text-box></draw:frame><draw:frame draw:style-name="fr2" draw:name="5" text:anchor-type="as-char" svg:width="2.7917in" svg:height="0.1346in" draw:z-index="0"><draw:image xlink:href="Pictures/2000000700000FB5000000C94FDA4EAC.wmf" xlink:type="simple" xlink:show="embed" xlink:actuate="onLoad"/></draw:frame></text:p>
      <text:h text:style-name="P18"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connection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4:18:49.37</meta:creation-date>
    <meta:editing-duration>PT7M20S</meta:editing-duration>
    <meta:generator>OpenOffice.org/3.4$Win32 OpenOffice.org_project/340m1$Build-9590</meta:generator>
    <dc:title>JDO_Chapter</dc:title>
    <dc:date>2012-07-31T20:15:59.17</dc:date>
    <meta:document-statistic meta:table-count="1" meta:image-count="6" meta:object-count="0" meta:page-count="6" meta:paragraph-count="93" meta:word-count="1773" meta:character-count="119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